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47.25pt"/>
    </style:style>
    <style:style style:name="co3" style:family="table-column">
      <style:table-column-properties fo:break-before="auto" style:column-width="60.75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PageStyle_5f_CurveFit">
      <style:table-properties table:display="true" style:writing-mode="lr-tb"/>
    </style:style>
    <style:style style:name="ta2" style:family="table" style:master-page-name="PageStyle_5f_ControlFactor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 style:data-style-name="N125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1.25pt" svg:stroke-color="#c00000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urveFit" table:style-name="ta1">
        <office:forms form:automatic-focus="false" form:apply-design-mode="false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default-cell-style-name="ce5"/>
        <table:table-column table:style-name="co2" table:number-columns-repeated="1020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X</text:p>
          </table:table-cell>
          <table:table-cell table:style-name="ce3" office:value-type="string" calcext:value-type="string">
            <text:p>Y linear</text:p>
          </table:table-cell>
          <table:table-cell table:style-name="ce6" office:value-type="string" calcext:value-type="string">
            <text:p>Y po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float" office:value="-10" calcext:value-type="float">
            <text:p>-10.00</text:p>
          </table:table-cell>
          <table:table-cell table:style-name="ce4" table:formula="of:=-1*[.C2]" office:value-type="float" office:value="10" calcext:value-type="float">
            <text:p>10.000</text:p>
          </table:table-cell>
          <table:table-cell table:style-name="ce2" table:formula="of:=([.C2]^4)/1000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float" office:value="-9.5" calcext:value-type="float">
            <text:p>-9.50</text:p>
          </table:table-cell>
          <table:table-cell table:style-name="ce4" table:formula="of:=-1*[.C3]" office:value-type="float" office:value="9.5" calcext:value-type="float">
            <text:p>9.500</text:p>
          </table:table-cell>
          <table:table-cell table:style-name="ce2" table:formula="of:=([.C3]^4)/1000" office:value-type="float" office:value="8.1450625" calcext:value-type="float">
            <text:p>8.1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float" office:value="-9" calcext:value-type="float">
            <text:p>-9.00</text:p>
          </table:table-cell>
          <table:table-cell table:style-name="ce4" table:formula="of:=-1*[.C4]" office:value-type="float" office:value="9" calcext:value-type="float">
            <text:p>9.000</text:p>
          </table:table-cell>
          <table:table-cell table:style-name="ce2" table:formula="of:=([.C4]^4)/1000" office:value-type="float" office:value="6.561" calcext:value-type="float">
            <text:p>6.56</text:p>
          </table:table-cell>
          <table:table-cell table:number-columns-repeated="4"/>
          <table:table-cell>
            <draw:frame table:end-cell-address="CurveFit.Q21" table:end-x="41.1pt" table:end-y="7.17pt" draw:z-index="0" draw:name="Chart 1" draw:style-name="gr1" draw:text-style-name="P1" svg:width="363.23pt" svg:height="215.97pt" svg:x="8.62pt" svg:y="7.94pt">
              <loext:p draw:notify-on-update-of-ranges="CurveFit.E3:CurveFit.E11 CurveFit.C3:CurveFit.C11 CurveFit.D2:CurveFit.D13 CurveFit.C2:CurveFit.C1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float" office:value="-8" calcext:value-type="float">
            <text:p>-8.00</text:p>
          </table:table-cell>
          <table:table-cell table:style-name="ce4" table:formula="of:=-1*[.C5]" office:value-type="float" office:value="8" calcext:value-type="float">
            <text:p>8.000</text:p>
          </table:table-cell>
          <table:table-cell table:style-name="ce2" table:formula="of:=([.C5]^4)/1000" office:value-type="float" office:value="4.096" calcext:value-type="float">
            <text:p>4.10</text:p>
          </table:table-cell>
          <table:table-cell table:number-columns-repeated="4"/>
          <table:table-cell>
            <draw:line table:end-cell-address="CurveFit.K5" table:end-x="0.85pt" table:end-y="10.94pt" draw:z-index="43" draw:name="Straight Connector 82" draw:style-name="gr2" draw:text-style-name="P1" svg:x1="48.1pt" svg:y1="9.1pt" svg:x2="46.86pt" svg:y2="10.94pt">
              <text:p/>
            </draw:line>
          </table:table-cell>
          <table:table-cell>
            <draw:line table:end-cell-address="CurveFit.L7" table:end-x="19.76pt" table:end-y="8.05pt" draw:z-index="37" draw:name="Straight Connector 76" draw:style-name="gr2" draw:text-style-name="P1" svg:x1="67.01pt" svg:y1="9.1pt" svg:x2="42.04pt" svg:y2="33.53pt">
              <text:p/>
            </draw:line>
            <draw:line table:end-cell-address="CurveFit.L7" table:end-x="8.08pt" table:end-y="4.28pt" draw:z-index="38" draw:name="Straight Connector 77" draw:style-name="gr2" draw:text-style-name="P1" svg:x1="55.33pt" svg:y1="9.35pt" svg:x2="34.58pt" svg:y2="29.76pt">
              <text:p/>
            </draw:line>
            <draw:line table:end-cell-address="CurveFit.K7" table:end-x="45.18pt" table:end-y="0.79pt" draw:z-index="39" draw:name="Straight Connector 78" draw:style-name="gr2" draw:text-style-name="P1" svg:x1="45.18pt" svg:y1="9.1pt" svg:x2="27.1pt" svg:y2="26.28pt">
              <text:p/>
            </draw:line>
            <draw:line table:end-cell-address="CurveFit.K6" table:end-x="33.82pt" table:end-y="9.47pt" draw:z-index="40" draw:name="Straight Connector 79" draw:style-name="gr2" draw:text-style-name="P1" svg:x1="33.82pt" svg:y1="9.35pt" svg:x2="20.35pt" svg:y2="22.2pt">
              <text:p/>
            </draw:line>
            <draw:line table:end-cell-address="CurveFit.K6" table:end-x="23.05pt" table:end-y="6.07pt" draw:z-index="41" draw:name="Straight Connector 80" draw:style-name="gr2" draw:text-style-name="P1" svg:x1="23.05pt" svg:y1="9.1pt" svg:x2="12.84pt" svg:y2="18.79pt">
              <text:p/>
            </draw:line>
            <draw:line table:end-cell-address="CurveFit.K6" table:end-x="11.96pt" table:end-y="1.81pt" draw:z-index="42" draw:name="Straight Connector 81" draw:style-name="gr2" draw:text-style-name="P1" svg:x1="11.96pt" svg:y1="9.1pt" svg:x2="6.15pt" svg:y2="14.54pt">
              <text:p/>
            </draw:line>
          </table:table-cell>
          <table:table-cell>
            <draw:line table:end-cell-address="CurveFit.N9" table:end-x="2.07pt" table:end-y="8.56pt" draw:z-index="30" draw:name="Straight Connector 68" draw:style-name="gr2" draw:text-style-name="P1" svg:x1="96.58pt" svg:y1="8.82pt" svg:x2="44.73pt" svg:y2="59.56pt">
              <text:p/>
            </draw:line>
            <draw:line table:end-cell-address="CurveFit.M9" table:end-x="38.83pt" table:end-y="5.07pt" draw:z-index="31" draw:name="Straight Connector 69" draw:style-name="gr2" draw:text-style-name="P1" svg:x1="86.09pt" svg:y1="8.82pt" svg:x2="37.3pt" svg:y2="56.07pt">
              <text:p/>
            </draw:line>
            <draw:line table:end-cell-address="CurveFit.M9" table:end-x="27.33pt" table:end-y="1.19pt" draw:z-index="32" draw:name="Straight Connector 70" draw:style-name="gr2" draw:text-style-name="P1" svg:x1="74.58pt" svg:y1="9.35pt" svg:x2="30.25pt" svg:y2="52.19pt">
              <text:p/>
            </draw:line>
            <draw:line table:end-cell-address="CurveFit.M8" table:end-x="17.15pt" table:end-y="10.32pt" draw:z-index="33" draw:name="Straight Connector 72" draw:style-name="gr2" draw:text-style-name="P1" svg:x1="64.4pt" svg:y1="8.56pt" svg:x2="22.62pt" svg:y2="48.56pt">
              <text:p/>
            </draw:line>
            <draw:line table:end-cell-address="CurveFit.M8" table:end-x="4.76pt" table:end-y="6.41pt" draw:z-index="34" draw:name="Straight Connector 73" draw:style-name="gr2" draw:text-style-name="P1" svg:x1="52.02pt" svg:y1="9.35pt" svg:x2="15.68pt" svg:y2="44.65pt">
              <text:p/>
            </draw:line>
            <draw:line table:end-cell-address="CurveFit.L8" table:end-x="41.9pt" table:end-y="2.61pt" draw:z-index="35" draw:name="Straight Connector 74" draw:style-name="gr2" draw:text-style-name="P1" svg:x1="41.9pt" svg:y1="9.1pt" svg:x2="8.56pt" svg:y2="40.85pt">
              <text:p/>
            </draw:line>
            <draw:line table:end-cell-address="CurveFit.L7" table:end-x="31.15pt" table:end-y="11.79pt" draw:z-index="36" draw:name="Straight Connector 75" draw:style-name="gr2" draw:text-style-name="P1" svg:x1="31.15pt" svg:y1="8.82pt" svg:x2="1.33pt" svg:y2="37.28pt">
              <text:p/>
            </draw:line>
          </table:table-cell>
          <table:table-cell>
            <draw:line table:end-cell-address="CurveFit.O11" table:end-x="20.38pt" table:end-y="5.64pt" draw:z-index="24" draw:name="Straight Connector 62" draw:style-name="gr2" draw:text-style-name="P1" svg:x1="114.89pt" svg:y1="9.35pt" svg:x2="39.94pt" svg:y2="82.12pt">
              <text:p/>
            </draw:line>
            <draw:line table:end-cell-address="CurveFit.O11" table:end-x="8.67pt" table:end-y="1.73pt" draw:z-index="25" draw:name="Straight Connector 63" draw:style-name="gr2" draw:text-style-name="P1" svg:x1="103.18pt" svg:y1="9.64pt" svg:x2="32.63pt" svg:y2="78.21pt">
              <text:p/>
            </draw:line>
            <draw:line table:end-cell-address="CurveFit.N10" table:end-x="46.15pt" table:end-y="10.49pt" draw:z-index="26" draw:name="Straight Connector 64" draw:style-name="gr2" draw:text-style-name="P1" svg:x1="93.4pt" svg:y1="9.1pt" svg:x2="25.71pt" svg:y2="74.24pt">
              <text:p/>
            </draw:line>
            <draw:line table:end-cell-address="CurveFit.N10" table:end-x="35.01pt" table:end-y="6.97pt" draw:z-index="27" draw:name="Straight Connector 65" draw:style-name="gr2" draw:text-style-name="P1" svg:x1="82.26pt" svg:y1="9.1pt" svg:x2="18.28pt" svg:y2="70.72pt">
              <text:p/>
            </draw:line>
            <draw:line table:end-cell-address="CurveFit.N10" table:end-x="24.04pt" table:end-y="3.29pt" draw:z-index="28" draw:name="Straight Connector 66" draw:style-name="gr2" draw:text-style-name="P1" svg:x1="71.29pt" svg:y1="9.1pt" svg:x2="11.03pt" svg:y2="67.04pt">
              <text:p/>
            </draw:line>
            <draw:line table:end-cell-address="CurveFit.N9" table:end-x="13.35pt" table:end-y="11.85pt" draw:z-index="29" draw:name="Straight Connector 67" draw:style-name="gr2" draw:text-style-name="P1" svg:x1="60.6pt" svg:y1="8.82pt" svg:x2="4.31pt" svg:y2="62.84pt">
              <text:p/>
            </draw:line>
          </table:table-cell>
          <table:table-cell>
            <draw:line table:end-cell-address="CurveFit.Q13" table:end-x="2.13pt" table:end-y="6.09pt" draw:z-index="17" draw:name="Straight Connector 54" draw:style-name="gr2" draw:text-style-name="P1" svg:x1="143.86pt" svg:y1="9.3pt" svg:x2="42.43pt" svg:y2="108.09pt">
              <text:p/>
            </draw:line>
            <draw:line table:end-cell-address="CurveFit.P13" table:end-x="39.37pt" table:end-y="2.72pt" draw:z-index="18" draw:name="Straight Connector 56" draw:style-name="gr2" draw:text-style-name="P1" svg:x1="133.88pt" svg:y1="8.93pt" svg:x2="34.81pt" svg:y2="104.71pt">
              <text:p/>
            </draw:line>
            <draw:line table:end-cell-address="CurveFit.P12" table:end-x="28.43pt" table:end-y="11.51pt" draw:z-index="19" draw:name="Straight Connector 57" draw:style-name="gr2" draw:text-style-name="P1" svg:x1="122.94pt" svg:y1="8.82pt" svg:x2="27.98pt" svg:y2="100.74pt">
              <text:p/>
            </draw:line>
            <draw:line table:end-cell-address="CurveFit.P12" table:end-x="16.78pt" table:end-y="7.68pt" draw:z-index="20" draw:name="Straight Connector 58" draw:style-name="gr2" draw:text-style-name="P1" svg:x1="111.29pt" svg:y1="9.35pt" svg:x2="20.86pt" svg:y2="96.92pt">
              <text:p/>
            </draw:line>
            <draw:line table:end-cell-address="CurveFit.P12" table:end-x="5.67pt" table:end-y="3.83pt" draw:z-index="21" draw:name="Straight Connector 59" draw:style-name="gr2" draw:text-style-name="P1" svg:x1="100.18pt" svg:y1="9.35pt" svg:x2="13.78pt" svg:y2="93.06pt">
              <text:p/>
            </draw:line>
            <draw:line table:end-cell-address="CurveFit.O12" table:end-x="42.46pt" table:end-y="0.26pt" draw:z-index="22" draw:name="Straight Connector 60" draw:style-name="gr2" draw:text-style-name="P1" svg:x1="89.72pt" svg:y1="9.35pt" svg:x2="6.46pt" svg:y2="89.49pt">
              <text:p/>
            </draw:line>
            <draw:line table:end-cell-address="CurveFit.O11" table:end-x="31.97pt" table:end-y="8.9pt" draw:z-index="23" draw:name="Straight Connector 61" draw:style-name="gr2" draw:text-style-name="P1" svg:x1="79.23pt" svg:y1="8.82pt" svg:x2="0.48pt" svg:y2="85.38pt">
              <text:p/>
            </draw:line>
          </table:table-cell>
          <table:table-cell>
            <draw:line table:end-cell-address="CurveFit.Q13" table:end-x="13.38pt" table:end-y="9.61pt" draw:z-index="16" draw:name="Straight Connector 53" draw:style-name="gr2" draw:text-style-name="P1" svg:x1="107.86pt" svg:y1="9.21pt" svg:x2="1.76pt" svg:y2="111.6pt">
              <text:p/>
            </draw:line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float" office:value="-7" calcext:value-type="float">
            <text:p>-7.00</text:p>
          </table:table-cell>
          <table:table-cell table:style-name="ce4" table:formula="of:=-1*[.C6]" office:value-type="float" office:value="7" calcext:value-type="float">
            <text:p>7.000</text:p>
          </table:table-cell>
          <table:table-cell table:style-name="ce2" table:formula="of:=([.C6]^4)/1000" office:value-type="float" office:value="2.401" calcext:value-type="float">
            <text:p>2.40</text:p>
          </table:table-cell>
          <table:table-cell table:number-columns-repeated="9"/>
          <table:table-cell>
            <draw:line table:end-cell-address="CurveFit.Q14" table:end-x="20.01pt" table:end-y="4.28pt" draw:z-index="14" draw:name="Straight Connector 51" draw:style-name="gr2" draw:text-style-name="P1" svg:x1="114.49pt" svg:y1="11.23pt" svg:x2="16.27pt" svg:y2="106.3pt">
              <text:p/>
            </draw:line>
            <draw:line table:end-cell-address="CurveFit.Q14" table:end-x="20.35pt" table:end-y="0.48pt" draw:z-index="15" draw:name="Straight Connector 52" draw:style-name="gr2" draw:text-style-name="P1" svg:x1="114.83pt" svg:y1="0.28pt" svg:x2="9.07pt" svg:y2="102.5pt">
              <text:p/>
            </draw:line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float" office:value="-6" calcext:value-type="float">
            <text:p>-6.00</text:p>
          </table:table-cell>
          <table:table-cell table:style-name="ce4" table:formula="of:=-1*[.C7]" office:value-type="float" office:value="6" calcext:value-type="float">
            <text:p>6.000</text:p>
          </table:table-cell>
          <table:table-cell table:style-name="ce2" table:formula="of:=([.C7]^4)/1000" office:value-type="float" office:value="1.296" calcext:value-type="float">
            <text:p>1.30</text:p>
          </table:table-cell>
          <table:table-cell table:number-columns-repeated="9"/>
          <table:table-cell>
            <draw:line table:end-cell-address="CurveFit.Q14" table:end-x="20.07pt" table:end-y="8.36pt" draw:z-index="13" draw:name="Straight Connector 50" draw:style-name="gr2" draw:text-style-name="P1" svg:x1="114.55pt" svg:y1="8.99pt" svg:x2="23.02pt" svg:y2="97.63pt">
              <text:p/>
            </draw:line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float" office:value="-5" calcext:value-type="float">
            <text:p>-5.00</text:p>
          </table:table-cell>
          <table:table-cell table:style-name="ce4" table:formula="of:=-1*[.C8]" office:value-type="float" office:value="5" calcext:value-type="float">
            <text:p>5.000</text:p>
          </table:table-cell>
          <table:table-cell table:style-name="ce2" table:formula="of:=([.C8]^4)/1000" office:value-type="float" office:value="0.625" calcext:value-type="float">
            <text:p>0.63</text:p>
          </table:table-cell>
          <table:table-cell table:number-columns-repeated="9"/>
          <table:table-cell>
            <draw:line table:end-cell-address="CurveFit.Q14" table:end-x="20.89pt" table:end-y="11.68pt" draw:z-index="12" draw:name="Straight Connector 49" draw:style-name="gr2" draw:text-style-name="P1" svg:x1="115.37pt" svg:y1="6.04pt" svg:x2="30.64pt" svg:y2="88.19pt">
              <text:p/>
            </draw:line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float" office:value="-4" calcext:value-type="float">
            <text:p>-4.00</text:p>
          </table:table-cell>
          <table:table-cell table:style-name="ce4" table:formula="of:=-1*[.C9]" office:value-type="float" office:value="4" calcext:value-type="float">
            <text:p>4.000</text:p>
          </table:table-cell>
          <table:table-cell table:style-name="ce2" table:formula="of:=([.C9]^4)/1000" office:value-type="float" office:value="0.256" calcext:value-type="float">
            <text:p>0.26</text:p>
          </table:table-cell>
          <table:table-cell table:number-columns-repeated="9"/>
          <table:table-cell>
            <draw:line table:end-cell-address="CurveFit.Q15" table:end-x="20.18pt" table:end-y="2.89pt" draw:z-index="11" draw:name="Straight Connector 48" draw:style-name="gr2" draw:text-style-name="P1" svg:x1="114.66pt" svg:y1="4.54pt" svg:x2="37.62pt" svg:y2="79.4pt">
              <text:p/>
            </draw:line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float" office:value="-3" calcext:value-type="float">
            <text:p>-3.00</text:p>
          </table:table-cell>
          <table:table-cell table:style-name="ce4" table:formula="of:=-1*[.C10]" office:value-type="float" office:value="3" calcext:value-type="float">
            <text:p>3.000</text:p>
          </table:table-cell>
          <table:table-cell table:style-name="ce2" table:formula="of:=([.C10]^4)/1000" office:value-type="float" office:value="0.081" calcext:value-type="float">
            <text:p>0.08</text:p>
          </table:table-cell>
          <table:table-cell table:number-columns-repeated="9"/>
          <table:table-cell>
            <draw:line table:end-cell-address="CurveFit.Q15" table:end-x="20.61pt" table:end-y="6.6pt" draw:z-index="10" draw:name="Straight Connector 47" draw:style-name="gr2" draw:text-style-name="P1" svg:x1="115.09pt" svg:y1="1.9pt" svg:x2="44.87pt" svg:y2="70.36pt">
              <text:p/>
            </draw:line>
          </table:table-cell>
          <table:table-cell>
            <draw:line table:end-cell-address="CurveFit.Q15" table:end-x="20.61pt" table:end-y="10.4pt" draw:z-index="9" draw:name="Straight Connector 45" draw:style-name="gr2" draw:text-style-name="P1" svg:x1="67.83pt" svg:y1="12.53pt" svg:x2="3.91pt" svg:y2="74.15pt">
              <text:p/>
            </draw:line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" office:value-type="float" office:value="-2" calcext:value-type="float">
            <text:p>-2.00</text:p>
          </table:table-cell>
          <table:table-cell table:style-name="ce4" table:formula="of:=-1*[.C11]" office:value-type="float" office:value="2" calcext:value-type="float">
            <text:p>2.000</text:p>
          </table:table-cell>
          <table:table-cell table:style-name="ce2" table:formula="of:=([.C11]^4)/1000" office:value-type="float" office:value="0.016" calcext:value-type="float">
            <text:p>0.02</text:p>
          </table:table-cell>
          <table:table-cell table:number-columns-repeated="10"/>
          <table:table-cell>
            <draw:line table:end-cell-address="CurveFit.Q16" table:end-x="20.35pt" table:end-y="1.39pt" draw:z-index="8" draw:name="Straight Connector 44" draw:style-name="gr2" draw:text-style-name="P1" svg:x1="67.58pt" svg:y1="10.94pt" svg:x2="11.42pt" svg:y2="65.14pt">
              <text:p/>
            </draw:line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" office:value-type="float" office:value="-1" calcext:value-type="float">
            <text:p>-1.00</text:p>
          </table:table-cell>
          <table:table-cell table:style-name="ce4" table:formula="of:=-1*[.C12]" office:value-type="float" office:value="1" calcext:value-type="float">
            <text:p>1.000</text:p>
          </table:table-cell>
          <table:table-cell table:style-name="ce2" table:formula="of:=([.C12]^4)/1000" office:value-type="float" office:value="0.001" calcext:value-type="float">
            <text:p>0.00</text:p>
          </table:table-cell>
          <table:table-cell table:number-columns-repeated="10"/>
          <table:table-cell>
            <draw:line table:end-cell-address="CurveFit.Q16" table:end-x="19.13pt" table:end-y="5.33pt" draw:z-index="7" draw:name="Straight Connector 43" draw:style-name="gr2" draw:text-style-name="P1" svg:x1="66.36pt" svg:y1="9.89pt" svg:x2="18.37pt" svg:y2="56.32pt">
              <text:p/>
            </draw:line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.00</text:p>
          </table:table-cell>
          <table:table-cell table:style-name="ce4" table:formula="of:=-1*[.C13]" office:value-type="float" office:value="-0" calcext:value-type="float">
            <text:p>0.000</text:p>
          </table:table-cell>
          <table:table-cell table:style-name="ce2" table:formula="of:=([.C13]^4)/1000" office:value-type="float" office:value="0" calcext:value-type="float">
            <text:p>0.00</text:p>
          </table:table-cell>
          <table:table-cell table:number-columns-repeated="10"/>
          <table:table-cell>
            <draw:line table:end-cell-address="CurveFit.Q16" table:end-x="19.93pt" table:end-y="9.21pt" draw:z-index="6" draw:name="Straight Connector 42" draw:style-name="gr2" draw:text-style-name="P1" svg:x1="67.15pt" svg:y1="6.94pt" svg:x2="25.4pt" svg:y2="47.45pt">
              <text:p/>
            </draw:line>
          </table:table-cell>
          <table:table-cell table:number-columns-repeated="1008"/>
        </table:table-row>
        <table:table-row table:style-name="ro1">
          <table:table-cell table:number-columns-repeated="15"/>
          <table:table-cell>
            <draw:line table:end-cell-address="CurveFit.Q17" table:end-x="20.32pt" table:end-y="0.28pt" draw:z-index="5" draw:name="Straight Connector 40" draw:style-name="gr2" draw:text-style-name="P1" svg:x1="67.55pt" svg:y1="4.39pt" svg:x2="32.54pt" svg:y2="38.52pt">
              <text:p/>
            </draw:line>
          </table:table-cell>
          <table:table-cell table:number-columns-repeated="1008"/>
        </table:table-row>
        <table:table-row table:style-name="ro1">
          <table:table-cell table:number-columns-repeated="15"/>
          <table:table-cell>
            <draw:line table:end-cell-address="CurveFit.Q17" table:end-x="20.83pt" table:end-y="7.85pt" draw:z-index="3" draw:name="Straight Connector 37" draw:style-name="gr2" draw:text-style-name="P1" svg:x1="68.06pt" svg:y1="12.27pt" svg:x2="46.77pt" svg:y2="33.34pt">
              <text:p/>
            </draw:line>
            <draw:line table:end-cell-address="CurveFit.Q17" table:end-x="19.73pt" table:end-y="4.31pt" draw:z-index="4" draw:name="Straight Connector 39" draw:style-name="gr2" draw:text-style-name="P1" svg:x1="66.95pt" svg:y1="2.78pt" svg:x2="39.4pt" svg:y2="29.79pt">
              <text:p/>
            </draw:line>
          </table:table-cell>
          <table:table-cell table:number-columns-repeated="1008"/>
        </table:table-row>
        <table:table-row table:style-name="ro1">
          <table:table-cell table:number-columns-repeated="16"/>
          <table:table-cell>
            <draw:line table:end-cell-address="CurveFit.Q17" table:end-x="20.24pt" table:end-y="11.62pt" draw:z-index="2" draw:name="Straight Connector 35" draw:style-name="gr2" draw:text-style-name="P1" svg:x1="20.24pt" svg:y1="10.66pt" svg:x2="5.84pt" svg:y2="24.38pt">
              <text:p/>
            </draw:line>
          </table:table-cell>
          <table:table-cell table:number-columns-repeated="1007"/>
        </table:table-row>
        <table:table-row table:style-name="ro1">
          <table:table-cell table:number-columns-repeated="16"/>
          <table:table-cell>
            <draw:line table:end-cell-address="CurveFit.Q18" table:end-x="20.41pt" table:end-y="2.52pt" draw:z-index="1" draw:name="Straight Connector 19" draw:style-name="gr2" draw:text-style-name="P1" svg:x1="20.41pt" svg:y1="8.36pt" svg:x2="13.18pt" svg:y2="15.28pt">
              <text:p/>
            </draw:line>
          </table:table-cell>
          <table:table-cell table:number-columns-repeated="100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olFactor" table:style-name="ta2">
        <office:forms form:automatic-focus="false" form:apply-design-mode="false"/>
        <table:table-column table:style-name="co1" table:visibility="collapse" table:number-columns-repeated="2" table:default-cell-style-name="Default"/>
        <table:table-column table:style-name="co3" table:default-cell-style-name="Default"/>
        <table:table-column table:style-name="co1" table:default-cell-style-name="ce5"/>
        <table:table-column table:style-name="co2" table:number-columns-repeated="1020" table:default-cell-style-name="Default"/>
        <table:table-row table:style-name="ro1">
          <table:table-cell table:number-columns-repeated="2"/>
          <table:table-cell table:style-name="ce7" office:value-type="string" calcext:value-type="string">
            <text:p>ABS( B/A )</text:p>
          </table:table-cell>
          <table:table-cell table:style-name="ce10" office:value-type="string" calcext:value-type="string">
            <text:p>Min CF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 office:value-type="float" office:value="0" calcext:value-type="float">
            <text:p>0.00</text:p>
          </table:table-cell>
          <table:table-cell table:style-name="ce11" office:value-type="float" office:value="0.75" calcext:value-type="float">
            <text:p>0.7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 office:value-type="float" office:value="0.05" calcext:value-type="float">
            <text:p>0.05</text:p>
          </table:table-cell>
          <table:table-cell table:style-name="ce11" office:value-type="float" office:value="0.75" calcext:value-type="float">
            <text:p>0.7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 office:value-type="float" office:value="0.1" calcext:value-type="float">
            <text:p>0.10</text:p>
          </table:table-cell>
          <table:table-cell table:style-name="ce11" office:value-type="float" office:value="0.85" calcext:value-type="float">
            <text:p>0.850</text:p>
          </table:table-cell>
          <table:table-cell>
            <draw:frame table:end-cell-address="ControlFactor.M20" table:end-x="20.21pt" table:end-y="12.73pt" draw:z-index="0" draw:name="Chart 1" draw:style-name="gr1" draw:text-style-name="P1" svg:width="362.21pt" svg:height="217.47pt" svg:x="36pt" svg:y="0.74pt">
              <loext:p draw:notify-on-update-of-ranges="ControlFactor.D2:ControlFactor.D18 ControlFactor.C2:ControlFactor.C18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office:value-type="float" office:value="0.15" calcext:value-type="float">
            <text:p>0.15</text:p>
          </table:table-cell>
          <table:table-cell table:style-name="ce11" office:value-type="float" office:value="0.91" calcext:value-type="float">
            <text:p>0.910</text:p>
          </table:table-cell>
          <table:table-cell table:number-columns-repeated="4"/>
          <table:table-cell>
            <draw:line table:end-cell-address="ControlFactor.L17" table:end-x="27.38pt" table:end-y="1.47pt" draw:z-index="20" draw:name="Straight Connector 31" draw:style-name="gr2" draw:text-style-name="P1" svg:x1="30.05pt" svg:y1="11.23pt" svg:x2="169.11pt" svg:y2="154.46pt">
              <text:p/>
            </draw:line>
            <draw:line table:end-cell-address="ControlFactor.L17" table:end-x="40.99pt" table:end-y="1.47pt" draw:z-index="21" draw:name="Straight Connector 32" draw:style-name="gr2" draw:text-style-name="P1" svg:x1="41.84pt" svg:y1="9.35pt" svg:x2="182.72pt" svg:y2="154.46pt">
              <text:p/>
            </draw:line>
          </table:table-cell>
          <table:table-cell>
            <draw:line table:end-cell-address="ControlFactor.M16" table:end-x="0.26pt" table:end-y="7.8pt" draw:z-index="22" draw:name="Straight Connector 33" draw:style-name="gr2" draw:text-style-name="P1" svg:x1="6.58pt" svg:y1="7.77pt" svg:x2="141.99pt" svg:y2="148.03pt">
              <text:p/>
            </draw:line>
            <draw:line table:end-cell-address="ControlFactor.M15" table:end-x="0.51pt" table:end-y="7.03pt" draw:z-index="23" draw:name="Straight Connector 34" draw:style-name="gr2" draw:text-style-name="P1" svg:x1="17.91pt" svg:y1="6.15pt" svg:x2="142.24pt" svg:y2="134.53pt">
              <text:p/>
            </draw:line>
            <draw:line table:end-cell-address="ControlFactor.M14" table:end-x="0.51pt" table:end-y="5.7pt" draw:z-index="24" draw:name="Straight Connector 36" draw:style-name="gr2" draw:text-style-name="P1" svg:x1="30.98pt" svg:y1="5.33pt" svg:x2="142.24pt" svg:y2="120.44pt">
              <text:p/>
            </draw:line>
            <draw:line table:end-cell-address="ControlFactor.M13" table:end-x="0.26pt" table:end-y="4.37pt" draw:z-index="25" draw:name="Straight Connector 37" draw:style-name="gr2" draw:text-style-name="P1" svg:x1="44.08pt" svg:y1="4.82pt" svg:x2="141.99pt" svg:y2="106.36pt">
              <text:p/>
            </draw:line>
          </table:table-cell>
          <table:table-cell>
            <draw:line table:end-cell-address="ControlFactor.M12" table:end-x="0.79pt" table:end-y="3.88pt" draw:z-index="26" draw:name="Straight Connector 38" draw:style-name="gr2" draw:text-style-name="P1" svg:x1="8.65pt" svg:y1="3.74pt" svg:x2="95.27pt" svg:y2="93.12pt">
              <text:p/>
            </draw:line>
            <draw:line table:end-cell-address="ControlFactor.M11" table:end-x="0.79pt" table:end-y="2.78pt" draw:z-index="27" draw:name="Straight Connector 39" draw:style-name="gr2" draw:text-style-name="P1" svg:x1="21.74pt" svg:y1="3.2pt" svg:x2="95.27pt" svg:y2="79.26pt">
              <text:p/>
            </draw:line>
            <draw:line table:end-cell-address="ControlFactor.M10" table:end-x="1.05pt" table:end-y="1.98pt" draw:z-index="28" draw:name="Straight Connector 40" draw:style-name="gr2" draw:text-style-name="P1" svg:x1="35.35pt" svg:y1="3.2pt" svg:x2="95.53pt" svg:y2="65.74pt">
              <text:p/>
            </draw:line>
          </table:table-cell>
          <table:table-cell>
            <draw:line table:end-cell-address="ControlFactor.M9" table:end-x="1.05pt" table:end-y="0.45pt" draw:z-index="29" draw:name="Straight Connector 41" draw:style-name="gr2" draw:text-style-name="P1" svg:x1="1.45pt" svg:y1="2.92pt" svg:x2="48.3pt" svg:y2="51.45pt">
              <text:p/>
            </draw:line>
            <draw:line table:end-cell-address="ControlFactor.M7" table:end-x="0.26pt" table:end-y="11.91pt" draw:z-index="30" draw:name="Straight Connector 42" draw:style-name="gr2" draw:text-style-name="P1" svg:x1="13.52pt" svg:y1="2.13pt" svg:x2="47.51pt" svg:y2="37.39pt">
              <text:p/>
            </draw:line>
            <draw:line table:end-cell-address="ControlFactor.M6" table:end-x="0.79pt" table:end-y="11.37pt" draw:z-index="31" draw:name="Straight Connector 43" draw:style-name="gr2" draw:text-style-name="P1" svg:x1="26.62pt" svg:y1="1.59pt" svg:x2="48.05pt" svg:y2="24.09pt">
              <text:p/>
            </draw:line>
            <draw:line table:end-cell-address="ControlFactor.M5" table:end-x="0.51pt" table:end-y="10.01pt" draw:z-index="32" draw:name="Straight Connector 44" draw:style-name="gr2" draw:text-style-name="P1" svg:x1="39.46pt" svg:y1="0.79pt" svg:x2="47.76pt" svg:y2="10.01pt">
              <text:p/>
            </draw:line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8" office:value-type="float" office:value="0.2" calcext:value-type="float">
            <text:p>0.20</text:p>
          </table:table-cell>
          <table:table-cell table:style-name="ce11" office:value-type="float" office:value="0.94" calcext:value-type="float">
            <text:p>0.940</text:p>
          </table:table-cell>
          <table:table-cell table:number-columns-repeated="3"/>
          <table:table-cell>
            <draw:line table:end-cell-address="ControlFactor.K17" table:end-x="20.92pt" table:end-y="1.47pt" draw:z-index="16" draw:name="Straight Connector 22" draw:style-name="gr2" draw:text-style-name="P1" svg:x1="36.14pt" svg:y1="11.23pt" svg:x2="162.68pt" svg:y2="141.73pt">
              <text:p/>
            </draw:line>
            <draw:line table:end-cell-address="ControlFactor.K17" table:end-x="34.53pt" table:end-y="1.47pt" draw:z-index="17" draw:name="Straight Connector 23" draw:style-name="gr2" draw:text-style-name="P1" svg:x1="46.35pt" svg:y1="7.77pt" svg:x2="176.29pt" svg:y2="141.73pt">
              <text:p/>
            </draw:line>
          </table:table-cell>
          <table:table-cell>
            <draw:line table:end-cell-address="ControlFactor.L17" table:end-x="0.14pt" table:end-y="1.47pt" draw:z-index="18" draw:name="Straight Connector 29" draw:style-name="gr2" draw:text-style-name="P1" svg:x1="9.24pt" svg:y1="4.28pt" svg:x2="141.87pt" svg:y2="141.73pt">
              <text:p/>
            </draw:line>
            <draw:line table:end-cell-address="ControlFactor.L17" table:end-x="13.78pt" table:end-y="1.47pt" draw:z-index="19" draw:name="Straight Connector 30" draw:style-name="gr2" draw:text-style-name="P1" svg:x1="19.56pt" svg:y1="1.59pt" svg:x2="155.51pt" svg:y2="141.73pt">
              <text:p/>
            </draw:line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8" office:value-type="float" office:value="0.25" calcext:value-type="float">
            <text:p>0.25</text:p>
          </table:table-cell>
          <table:table-cell table:style-name="ce11" office:value-type="float" office:value="0.96" calcext:value-type="float">
            <text:p>0.960</text:p>
          </table:table-cell>
          <table:table-cell table:number-columns-repeated="3"/>
          <table:table-cell>
            <draw:line table:end-cell-address="ControlFactor.J17" table:end-x="41.7pt" table:end-y="1.47pt" draw:z-index="14" draw:name="Straight Connector 20" draw:style-name="gr2" draw:text-style-name="P1" svg:x1="19.7pt" svg:y1="9.35pt" svg:x2="136.2pt" svg:y2="128.98pt">
              <text:p/>
            </draw:line>
            <draw:line table:end-cell-address="ControlFactor.K17" table:end-x="7.31pt" table:end-y="1.47pt" draw:z-index="15" draw:name="Straight Connector 21" draw:style-name="gr2" draw:text-style-name="P1" svg:x1="28.12pt" svg:y1="3.46pt" svg:x2="149.07pt" svg:y2="128.98pt">
              <text:p/>
            </draw:line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 office:value-type="float" office:value="0.3" calcext:value-type="float">
            <text:p>0.30</text:p>
          </table:table-cell>
          <table:table-cell table:style-name="ce11" office:value-type="float" office:value="0.97" calcext:value-type="float">
            <text:p>0.970</text:p>
          </table:table-cell>
          <table:table-cell table:number-columns-repeated="3"/>
          <table:table-cell>
            <draw:line table:end-cell-address="ControlFactor.J17" table:end-x="14.46pt" table:end-y="1.47pt" draw:z-index="12" draw:name="Straight Connector 18" draw:style-name="gr2" draw:text-style-name="P1" svg:x1="4.48pt" svg:y1="8.82pt" svg:x2="108.96pt" svg:y2="116.22pt">
              <text:p/>
            </draw:line>
            <draw:line table:end-cell-address="ControlFactor.J17" table:end-x="28.06pt" table:end-y="1.47pt" draw:z-index="13" draw:name="Straight Connector 19" draw:style-name="gr2" draw:text-style-name="P1" svg:x1="12.1pt" svg:y1="2.66pt" svg:x2="122.57pt" svg:y2="116.22pt">
              <text:p/>
            </draw:line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 office:value-type="float" office:value="0.35" calcext:value-type="float">
            <text:p>0.35</text:p>
          </table:table-cell>
          <table:table-cell table:style-name="ce11" office:value-type="float" office:value="0.98" calcext:value-type="float">
            <text:p>0.980</text:p>
          </table:table-cell>
          <table:table-cell table:number-columns-repeated="3"/>
          <table:table-cell>
            <draw:line table:end-cell-address="ControlFactor.J17" table:end-x="0.85pt" table:end-y="1.47pt" draw:z-index="11" draw:name="Straight Connector 17" draw:style-name="gr2" draw:text-style-name="P1" svg:x1="0.17pt" svg:y1="4.28pt" svg:x2="95.36pt" svg:y2="103.46pt">
              <text:p/>
            </draw:line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 office:value-type="float" office:value="0.4" calcext:value-type="float">
            <text:p>0.40</text:p>
          </table:table-cell>
          <table:table-cell table:style-name="ce11" office:value-type="float" office:value="0.985" calcext:value-type="float">
            <text:p>0.985</text:p>
          </table:table-cell>
          <table:table-cell table:number-columns-repeated="2"/>
          <table:table-cell>
            <draw:line table:end-cell-address="ControlFactor.I17" table:end-x="21.6pt" table:end-y="1.47pt" draw:z-index="9" draw:name="Straight Connector 14" draw:style-name="gr2" draw:text-style-name="P1" svg:x1="37.56pt" svg:y1="9.64pt" svg:x2="116.11pt" svg:y2="90.71pt">
              <text:p/>
            </draw:line>
            <draw:line table:end-cell-address="ControlFactor.I17" table:end-x="35.23pt" table:end-y="1.47pt" draw:z-index="10" draw:name="Straight Connector 16" draw:style-name="gr2" draw:text-style-name="P1" svg:x1="42.26pt" svg:y1="0.51pt" svg:x2="129.74pt" svg:y2="90.71pt">
              <text:p/>
            </draw:line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office:value-type="float" office:value="0.45" calcext:value-type="float">
            <text:p>0.45</text:p>
          </table:table-cell>
          <table:table-cell table:style-name="ce11" office:value-type="float" office:value="0.99" calcext:value-type="float">
            <text:p>0.990</text:p>
          </table:table-cell>
          <table:table-cell table:number-columns-repeated="2"/>
          <table:table-cell>
            <draw:line table:end-cell-address="ControlFactor.I17" table:end-x="7.99pt" table:end-y="1.47pt" draw:z-index="8" draw:name="Straight Connector 13" draw:style-name="gr2" draw:text-style-name="P1" svg:x1="33.19pt" svg:y1="5.87pt" svg:x2="102.5pt" svg:y2="77.98pt">
              <text:p/>
            </draw:line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office:value-type="float" office:value="0.5" calcext:value-type="float">
            <text:p>0.50</text:p>
          </table:table-cell>
          <table:table-cell table:style-name="ce11" office:value-type="float" office:value="0.992" calcext:value-type="float">
            <text:p>0.992</text:p>
          </table:table-cell>
          <table:table-cell table:number-columns-repeated="2"/>
          <table:table-cell>
            <draw:line table:end-cell-address="ControlFactor.H17" table:end-x="42.38pt" table:end-y="1.47pt" draw:z-index="7" draw:name="Straight Connector 12" draw:style-name="gr2" draw:text-style-name="P1" svg:x1="29.2pt" svg:y1="3.2pt" svg:x2="89.63pt" svg:y2="65.23pt">
              <text:p/>
            </draw:line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office:value-type="float" office:value="0.55" calcext:value-type="float">
            <text:p>0.55</text:p>
          </table:table-cell>
          <table:table-cell table:style-name="ce11" office:value-type="float" office:value="0.994" calcext:value-type="float">
            <text:p>0.994</text:p>
          </table:table-cell>
          <table:table-cell table:number-columns-repeated="2"/>
          <table:table-cell>
            <draw:line table:end-cell-address="ControlFactor.H17" table:end-x="15.14pt" table:end-y="1.47pt" draw:z-index="5" draw:name="Straight Connector 9" draw:style-name="gr2" draw:text-style-name="P1" svg:x1="22.11pt" svg:y1="10.97pt" svg:x2="62.39pt" svg:y2="52.47pt">
              <text:p/>
            </draw:line>
            <draw:line table:end-cell-address="ControlFactor.H17" table:end-x="28.77pt" table:end-y="1.47pt" draw:z-index="6" draw:name="Straight Connector 11" draw:style-name="gr2" draw:text-style-name="P1" svg:x1="25.8pt" svg:y1="0.79pt" svg:x2="76.03pt" svg:y2="52.47pt">
              <text:p/>
            </draw:line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office:value-type="float" office:value="0.6" calcext:value-type="float">
            <text:p>0.60</text:p>
          </table:table-cell>
          <table:table-cell table:style-name="ce11" office:value-type="float" office:value="0.996" calcext:value-type="float">
            <text:p>0.996</text:p>
          </table:table-cell>
          <table:table-cell table:number-columns-repeated="2"/>
          <table:table-cell>
            <draw:line table:end-cell-address="ControlFactor.H17" table:end-x="1.53pt" table:end-y="1.47pt" draw:z-index="4" draw:name="Straight Connector 8" draw:style-name="gr2" draw:text-style-name="P1" svg:x1="18.6pt" svg:y1="8.28pt" svg:x2="48.78pt" svg:y2="39.71pt">
              <text:p/>
            </draw:line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office:value-type="float" office:value="0.65" calcext:value-type="float">
            <text:p>0.65</text:p>
          </table:table-cell>
          <table:table-cell table:style-name="ce11" office:value-type="float" office:value="0.997" calcext:value-type="float">
            <text:p>0.997</text:p>
          </table:table-cell>
          <table:table-cell/>
          <table:table-cell>
            <draw:line table:end-cell-address="ControlFactor.G17" table:end-x="22.31pt" table:end-y="1.47pt" draw:z-index="2" draw:name="Straight Connector 4" draw:style-name="gr2" draw:text-style-name="P1" svg:x1="45.75pt" svg:y1="2.13pt" svg:x2="69.56pt" svg:y2="26.96pt">
              <text:p/>
            </draw:line>
          </table:table-cell>
          <table:table-cell>
            <draw:line table:end-cell-address="ControlFactor.G17" table:end-x="35.91pt" table:end-y="1.47pt" draw:z-index="3" draw:name="Straight Connector 6" draw:style-name="gr2" draw:text-style-name="P1" svg:x1="10.91pt" svg:y1="1.59pt" svg:x2="35.91pt" svg:y2="26.96pt">
              <text:p/>
            </draw:line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office:value-type="float" office:value="0.7" calcext:value-type="float">
            <text:p>0.70</text:p>
          </table:table-cell>
          <table:table-cell table:style-name="ce11" office:value-type="float" office:value="0.998" calcext:value-type="float">
            <text:p>0.998</text:p>
          </table:table-cell>
          <table:table-cell/>
          <table:table-cell>
            <draw:line table:end-cell-address="ControlFactor.G17" table:end-x="8.67pt" table:end-y="1.47pt" draw:z-index="1" draw:name="Straight Connector 3" draw:style-name="gr2" draw:text-style-name="P1" svg:x1="45.89pt" svg:y1="3.29pt" svg:x2="55.93pt" svg:y2="14.23pt">
              <text:p/>
            </draw:line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9" office:value-type="float" office:value="0.75" calcext:value-type="float">
            <text:p>0.75</text:p>
          </table:table-cell>
          <table:table-cell table:style-name="ce12" office:value-type="float" office:value="0.999" calcext:value-type="float">
            <text:p>0.99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float" office:value="0.8" calcext:value-type="float">
            <text:p>0.80</text:p>
          </table:table-cell>
          <table:table-cell table:style-name="ce12" office:value-type="float" office:value="1" calcext:value-type="float">
            <text:p>1.000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2" loext:min-decimal-places="2" number:min-integer-digits="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rveFit" style:display-name="PageStyle_CurveF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Factor" style:display-name="PageStyle_ControlFacto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t Bowers</meta:initial-creator>
    <dc:creator>Brett Bowers</dc:creator>
    <meta:creation-date>2018-01-22T21:08:07</meta:creation-date>
    <dc:date>2018-03-20T23:40:55</dc:date>
    <meta:generator>LibreOffice/5.1.6.2$Linux_X86_64 LibreOffice_project/10m0$Build-2</meta:generator>
    <meta:document-statistic meta:table-count="2" meta:cell-count="75" meta:object-count="77"/>
    <meta:user-defined meta:name="AppVersion">14.0300</meta:user-defined>
    <meta:user-defined meta:name="Company">Bonneville Power Administ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5">
      <number:number number:decimal-places="3" loext:min-decimal-places="3" number:min-integer-digits="1"/>
    </number:number-style>
    <style:style style:name="ch1" style:family="chart">
      <style:graphic-properties draw:stroke="none" svg:stroke-width="0.071cm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logarithmic="false" chart:minimum="-10" chart:maximum="0" chart:reverse-direction="false" text:line-break="false" loext:try-staggering-first="false" chart:link-data-style-to-source="false" chart:visible="false" chart:axis-position="0.7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style:rotation-angle="0"/>
      <style:graphic-properties svg:stroke-width="0.071cm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5" style:family="chart" style:data-style-name="N0">
      <style:chart-properties chart:display-label="true" chart:logarithmic="false" chart:minimum="-0.5" chart:maximum="10" chart:reverse-direction="false" text:line-break="false" loext:try-staggering-first="false" chart:link-data-style-to-source="fals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style:rotation-angle="90"/>
      <style:graphic-properties svg:stroke-width="0.071cm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7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2e8232" draw:fill-color="#2e8232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125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35cm" svg:stroke-color="#000000" draw:fill-color="#00000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stroke="solid" svg:stroke-width="0.026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815cm" svg:height="7.62cm" xlink:href=".." xlink:type="simple" chart:class="chart:scatter" chart:style-name="ch1">
        <chart:plot-area chart:style-name="ch2" table:cell-range-address="CurveFit.C3:CurveFit.C11 CurveFit.E3:CurveFit.E11 CurveFit.D2:CurveFit.D13" chart:data-source-has-labels="row" svg:x="1.006cm" svg:y="0.448cm" svg:width="11.129cm" svg:height="6.154cm">
          <chartooo:coordinate-region svg:x="1.006cm" svg:y="0.448cm" svg:width="11.129cm" svg:height="6.154cm"/>
          <chart:axis chart:dimension="x" chart:name="primary-x" chart:style-name="ch3">
            <chart:title svg:x="5.51cm" svg:y="6.839cm" chart:style-name="ch4">
              <text:p>Temperature</text:p>
            </chart:title>
          </chart:axis>
          <chart:axis chart:dimension="y" chart:name="primary-y" chart:style-name="ch5">
            <chart:title svg:x="0.341cm" svg:y="2.718cm" chart:style-name="ch6">
              <text:p>Tension</text:p>
            </chart:title>
          </chart:axis>
          <chart:series chart:style-name="ch7" chart:values-cell-range-address="CurveFit.E3:CurveFit.E11" loext:label-string="&quot;Polynomial&quot;" chart:class="chart:scatter">
            <chart:domain table:cell-range-address="CurveFit.C3:CurveFit.C11"/>
            <chart:data-point chart:repeated="9"/>
          </chart:series>
          <chart:series chart:style-name="ch8" chart:values-cell-range-address="CurveFit.D2:CurveFit.D13" loext:label-string="&quot;Linear&quot;" chart:class="chart:scatter">
            <chart:domain table:cell-range-address="CurveFit.C2:CurveFit.C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olynomial</text:p>
              </table:table-cell>
              <table:table-cell office:value-type="string">
                <text:p>Column C</text:p>
              </table:table-cell>
              <table:table-cell office:value-type="string">
                <text:p>Line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5">
                <text:p>-9.5</text:p>
                <draw:g>
                  <svg:desc>CurveFit.C3:CurveFit.C11</svg:desc>
                </draw:g>
              </table:table-cell>
              <table:table-cell office:value-type="float" office:value="8.1450625">
                <text:p>8.1450625</text:p>
                <draw:g>
                  <svg:desc>CurveFit.E3:CurveFit.E11</svg:desc>
                </draw:g>
              </table:table-cell>
              <table:table-cell office:value-type="float" office:value="-10">
                <text:p>-10</text:p>
                <draw:g>
                  <svg:desc>CurveFit.C2:CurveFit.C13</svg:desc>
                </draw:g>
              </table:table-cell>
              <table:table-cell office:value-type="float" office:value="10">
                <text:p>10</text:p>
                <draw:g>
                  <svg:desc>CurveFit.D2:CurveFit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6.561">
                <text:p>6.561</text:p>
              </table:table-cell>
              <table:table-cell office:value-type="float" office:value="-9.5">
                <text:p>-9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4.096">
                <text:p>4.096</text:p>
              </table:table-cell>
              <table:table-cell office:value-type="float" office:value="-9">
                <text:p>-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2.401">
                <text:p>2.401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1.296">
                <text:p>1.296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0.625">
                <text:p>0.625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0.256">
                <text:p>0.256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0.081">
                <text:p>0.081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.016">
                <text:p>0.016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14cm" draw:distance="0.105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2" loext:min-decimal-places="2" number:min-integer-digits="0"/>
    </number:number-style>
    <style:style style:name="ch1" style:family="chart">
      <style:graphic-properties draw:stroke="none" svg:stroke-width="0.071cm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126">
      <style:chart-properties chart:display-label="true" chart:logarithmic="false" chart:minimum="0" chart:maximum="0.8" chart:reverse-direction="false" text:line-break="false" loext:try-staggering-first="false" chart:link-data-style-to-source="false" chart:axis-position="0.7" chart:tick-mark-position="at-axis"/>
      <style:graphic-properties svg:stroke-width="0.009cm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style:rotation-angle="0"/>
      <style:graphic-properties svg:stroke-width="0.071cm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5" style:family="chart">
      <style:graphic-properties svg:stroke-width="0.009cm"/>
    </style:style>
    <style:style style:name="ch6" style:family="chart" style:data-style-name="N127">
      <style:chart-properties chart:display-label="true" chart:logarithmic="false" chart:minimum="0.7" chart:maximum="1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style:rotation-angle="90"/>
      <style:graphic-properties svg:stroke-width="0.071cm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8" style:family="chart" style:data-style-name="N125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62cm" svg:stroke-color="#000000" draw:fill-color="#00000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79cm" svg:height="7.673cm" xlink:href=".." xlink:type="simple" chart:class="chart:scatter" chart:style-name="ch1">
        <chart:plot-area chart:style-name="ch2" table:cell-range-address="ControlFactor.C2:ControlFactor.D18" svg:x="1.091cm" svg:y="0.252cm" svg:width="11.249cm" svg:height="6.283cm">
          <chartooo:coordinate-region svg:x="2.003cm" svg:y="0.451cm" svg:width="10.097cm" svg:height="5.437cm"/>
          <chart:axis chart:dimension="x" chart:name="primary-x" chart:style-name="ch3">
            <chart:title svg:x="3.977cm" svg:y="6.679cm" chart:style-name="ch4">
              <text:p>Elevation Change / Span Length (B / A)</text:p>
            </chart:title>
            <chart:grid chart:style-name="ch5" chart:class="major"/>
          </chart:axis>
          <chart:axis chart:dimension="y" chart:name="primary-y" chart:style-name="ch6">
            <chart:title svg:x="0.443cm" svg:y="1.184cm" chart:style-name="ch7">
              <text:p>Minimum Control Factor</text:p>
            </chart:title>
            <chart:grid chart:style-name="ch5" chart:class="major"/>
          </chart:axis>
          <chart:series chart:style-name="ch8" chart:values-cell-range-address="ControlFactor.D2:ControlFactor.D18" chart:class="chart:scatter">
            <chart:domain table:cell-range-address="ControlFactor.C2:ControlFactor.C1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ntrolFactor.C2:ControlFactor.C18</svg:desc>
                </draw:g>
              </table:table-cell>
              <table:table-cell office:value-type="float" office:value="0.75">
                <text:p>0.75</text:p>
                <draw:g>
                  <svg:desc>ControlFactor.D2:ControlFactor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